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10946"/>
    </style:style>
    <style:style style:name="P3" style:family="paragraph" style:parent-style-name="Standard">
      <style:paragraph-properties fo:text-align="justify" style:justify-single-word="false"/>
      <style:text-properties officeooo:paragraph-rsid="004b2349"/>
    </style:style>
    <style:style style:name="P4" style:family="paragraph" style:parent-style-name="Standard">
      <style:paragraph-properties fo:text-align="justify" style:justify-single-word="false"/>
      <style:text-properties officeooo:paragraph-rsid="00617058"/>
    </style:style>
    <style:style style:name="P5" style:family="paragraph" style:parent-style-name="Standard">
      <style:paragraph-properties fo:text-align="justify" style:justify-single-word="false"/>
      <style:text-properties officeooo:paragraph-rsid="00622c0c"/>
    </style:style>
    <style:style style:name="P6" style:family="paragraph" style:parent-style-name="Standard">
      <style:paragraph-properties fo:text-align="justify" style:justify-single-word="false"/>
      <style:text-properties officeooo:paragraph-rsid="0063b9dd"/>
    </style:style>
    <style:style style:name="P7" style:family="paragraph" style:parent-style-name="Standard">
      <style:paragraph-properties fo:text-align="justify" style:justify-single-word="false"/>
      <style:text-properties officeooo:paragraph-rsid="0064a0a0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4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5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6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27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8" style:family="paragraph" style:parent-style-name="Heading_20_2">
      <style:paragraph-properties fo:text-align="justify" style:justify-single-word="false"/>
      <style:text-properties officeooo:paragraph-rsid="000ea3a0"/>
    </style:style>
    <style:style style:name="P29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7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0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1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2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3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4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5" style:family="text">
      <style:text-properties fo:color="#000000" style:font-name="arial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7" style:family="text">
      <style:text-properties fo:color="#000000" style:font-name="arial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8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9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30" style:family="text">
      <style:text-properties fo:color="#000000" style:font-name="arial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31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2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color="#000000" style:font-name="arial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4" style:family="text">
      <style:text-properties fo:color="#000000" style:font-name="arial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5" style:family="text">
      <style:text-properties fo:color="#000000" style:font-name="arial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6" style:family="text">
      <style:text-properties fo:color="#000000" style:font-name="arial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7" style:family="text">
      <style:text-properties fo:color="#000000" style:font-name="arial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8" style:family="text">
      <style:text-properties fo:color="#000000" style:font-name="arial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9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0" style:family="text">
      <style:text-properties fo:color="#000000" style:font-name="arial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1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42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43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4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000000" style:text-underline-style="solid" style:text-underline-width="auto" style:text-underline-color="font-color"/>
    </style:style>
    <style:style style:name="T46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4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48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9" style:family="text">
      <style:text-properties fo:font-variant="normal" fo:text-transform="none" fo:color="#000000" style:font-name="arial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0" style:family="text">
      <style:text-properties fo:font-variant="normal" fo:text-transform="none" fo:color="#000000" style:font-name="arial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1" style:family="text">
      <style:text-properties fo:font-variant="normal" fo:text-transform="none" fo:color="#000000" style:font-name="arial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2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53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54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55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56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57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58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59" style:family="text">
      <style:text-properties fo:font-weight="bold" style:font-weight-asian="bold" style:font-name-complex="Arial1" style:language-complex="pt" style:country-complex="PT"/>
    </style:style>
    <style:style style:name="T60" style:family="text">
      <style:text-properties fo:font-weight="bold" officeooo:rsid="00222d90" style:font-weight-asian="bold" style:font-name-complex="Arial1" style:language-complex="pt" style:country-complex="PT"/>
    </style:style>
    <style:style style:name="T61" style:family="text">
      <style:text-properties fo:font-weight="bold" officeooo:rsid="00047fbc" style:font-weight-asian="bold" style:font-name-complex="Arial1" style:language-complex="pt" style:country-complex="PT"/>
    </style:style>
    <style:style style:name="T62" style:family="text">
      <style:text-properties fo:font-weight="bold" officeooo:rsid="000ea3a0" style:font-weight-asian="bold" style:font-name-complex="Arial1" style:language-complex="pt" style:country-complex="PT"/>
    </style:style>
    <style:style style:name="T63" style:family="text">
      <style:text-properties fo:font-weight="bold" officeooo:rsid="00390218" style:font-weight-asian="bold" style:font-name-complex="Arial1" style:language-complex="pt" style:country-complex="PT"/>
    </style:style>
    <style:style style:name="T64" style:family="text">
      <style:text-properties fo:font-weight="bold" style:font-name-asian="Arial1" style:font-weight-asian="bold" style:font-name-complex="Arial1" style:language-complex="pt" style:country-complex="PT"/>
    </style:style>
    <style:style style:name="T65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66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67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68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69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70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71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72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73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74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75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76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77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78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79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80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81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82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83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84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85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86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87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88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89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90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91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92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93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94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95" style:family="text">
      <style:text-properties style:font-name-asian="Arial1" style:font-name-complex="Arial1" style:language-complex="pt" style:country-complex="PT"/>
    </style:style>
    <style:style style:name="T96" style:family="text">
      <style:text-properties officeooo:rsid="0013405f" style:font-name-asian="Arial1" style:font-name-complex="Arial1" style:language-complex="pt" style:country-complex="PT"/>
    </style:style>
    <style:style style:name="T97" style:family="text">
      <style:text-properties officeooo:rsid="001a8142" style:font-name-asian="Arial1" style:font-name-complex="Arial1" style:language-complex="pt" style:country-complex="PT"/>
    </style:style>
    <style:style style:name="T98" style:family="text">
      <style:text-properties officeooo:rsid="0017e9c9" style:font-name-asian="Arial1" style:font-name-complex="Arial1" style:language-complex="pt" style:country-complex="PT"/>
    </style:style>
    <style:style style:name="T99" style:family="text">
      <style:text-properties officeooo:rsid="00169323" style:font-name-asian="Arial1" style:font-name-complex="Arial1" style:language-complex="pt" style:country-complex="PT"/>
    </style:style>
    <style:style style:name="T100" style:family="text">
      <style:text-properties officeooo:rsid="001530fc" style:font-name-asian="Arial1" style:font-name-complex="Arial1" style:language-complex="pt" style:country-complex="PT"/>
    </style:style>
    <style:style style:name="T101" style:family="text">
      <style:text-properties style:font-name-asian="Arial1" style:font-name-complex="Arial1" style:language-complex="pt" style:country-complex="PT" style:font-weight-complex="bold"/>
    </style:style>
    <style:style style:name="T102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03" style:family="text">
      <style:text-properties fo:background-color="#ffffff" loext:char-shading-value="0" style:font-name-complex="Arial1"/>
    </style:style>
    <style:style style:name="T104" style:family="text">
      <style:text-properties officeooo:rsid="0013405f" fo:background-color="#ffffff" loext:char-shading-value="0" style:font-name-complex="Arial1"/>
    </style:style>
    <style:style style:name="T105" style:family="text">
      <style:text-properties officeooo:rsid="0017e9c9" fo:background-color="#ffffff" loext:char-shading-value="0" style:font-name-complex="Arial1"/>
    </style:style>
    <style:style style:name="T106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07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08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09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10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11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2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3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4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oão Paulo Hotequil</text:p>
      <text:h text:style-name="P28" text:outline-level="2"><text:span text:style-name="T5">Minha página na web: </text:span><text:a xlink:type="simple" xlink:href="https://hotequil.tech/" text:style-name="Internet_20_link" text:visited-style-name="Visited_20_Internet_20_Link"><text:span text:style-name="T44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42">h</text:span></text:a><text:a xlink:type="simple" xlink:href="mailto:joaohotequil@gmail.com" text:style-name="ListLabel_20_12" text:visited-style-name="ListLabel_20_12"><text:span text:style-name="Internet_20_link"><text:span text:style-name="T41">otequil@</text:span></text:span></text:a><text:a xlink:type="simple" xlink:href="mailto:joaohotequil@gmail.com" text:style-name="ListLabel_20_12" text:visited-style-name="ListLabel_20_12"><text:span text:style-name="Internet_20_link"><text:span text:style-name="T43">protonmail</text:span></text:span></text:a><text:a xlink:type="simple" xlink:href="mailto:joaohotequil@gmail.com" text:style-name="ListLabel_20_12" text:visited-style-name="ListLabel_20_12"><text:span text:style-name="Internet_20_link"><text:span text:style-name="T45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27" text:outline-level="1"/>
      <text:h text:style-name="P24" text:outline-level="1"><text:span text:style-name="T60">O que eu tenho a dizer</text:span><text:span text:style-name="T59">:</text:span></text:h>
      <text:p text:style-name="P2"><text:span text:style-name="lt-line-clamp_5f__5f_raw-line"><text:span text:style-name="T46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47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9"/>
      <text:h text:style-name="P24" text:outline-level="1"><text:span text:style-name="T63">Formações</text:span><text:span text:style-name="T59">:</text:span></text:h>
      <text:h text:style-name="P25" text:outline-level="1"><text:span text:style-name="lt-line-clamp_5f__5f_raw-line"><text:span text:style-name="T56">[fevereiro de </text:span></text:span><text:span text:style-name="lt-line-clamp_5f__5f_raw-line"><text:span text:style-name="T57">2021</text:span></text:span><text:span text:style-name="lt-line-clamp_5f__5f_raw-line"><text:span text:style-name="T56"> – </text:span></text:span><text:span text:style-name="lt-line-clamp_5f__5f_raw-line"><text:span text:style-name="T57">até o momento</text:span></text:span><text:span text:style-name="lt-line-clamp_5f__5f_raw-line"><text:span text:style-name="T56">] </text:span></text:span><text:span text:style-name="lt-line-clamp_5f__5f_raw-line"><text:span text:style-name="T57">FIAP</text:span></text:span><text:span text:style-name="lt-line-clamp_5f__5f_raw-line"><text:span text:style-name="T56"> | </text:span></text:span><text:span text:style-name="lt-line-clamp_5f__5f_raw-line"><text:span text:style-name="T58">Educação a distância</text:span></text:span><text:span text:style-name="lt-line-clamp_5f__5f_raw-line"><text:span text:style-name="T56">: </text:span></text:span><text:span text:style-name="lt-line-clamp_5f__5f_raw-line"><text:span text:style-name="T54">estou cursando sistemas de informação (bacharelado) em uma graduação online de quatro anos</text:span></text:span><text:span text:style-name="lt-line-clamp_5f__5f_raw-line"><text:span text:style-name="T55">.</text:span></text:span></text:h>
      <text:p text:style-name="P17"><text:span text:style-name="T64">[fevereiro de 2018 – dezembro de 20</text:span><text:span text:style-name="T65">19</text:span><text:span text:style-name="T64">] </text:span><text:span text:style-name="T66">E.E.B. Professor Honório Miranda | Gaspar, Santa Catarina: </text:span><text:span text:style-name="T83">c</text:span><text:span text:style-name="T52">ursei o segundo e terceiro ano do ensino médio.</text:span></text:p>
      <text:p text:style-name="P17"><text:span text:style-name="T64">[fevereiro de 2006 – dezembro de 2017] </text:span><text:span text:style-name="T66">Madre Francisca Lampel | Gaspar, Santa Catarina: </text:span><text:span text:style-name="T83">c</text:span><text:span text:style-name="T53">ursei o ensino fundamental (I e II) e o primeiro ano do ensino médio.</text:span></text:p>
      <text:p text:style-name="P20"/>
      <text:h text:style-name="P26" text:outline-level="1"><text:soft-page-break/><text:span text:style-name="T61">E</text:span><text:span text:style-name="T59">specializações, </text:span><text:span text:style-name="T62">t</text:span><text:span text:style-name="T59">reinamentos e cursos </text:span><text:span text:style-name="T63">(tenho algumas outras certificações que acabei não colocando aqui)</text:span><text:span text:style-name="T59">:</text:span></text:h>
      <text:p text:style-name="P5"><text:span text:style-name="T17">[</text:span><text:span text:style-name="T20">abril</text:span><text:span text:style-name="T17"> de </text:span><text:span text:style-name="T21">202</text:span><text:span text:style-name="T20">2</text:span><text:span text:style-name="T17"> – </text:span><text:span text:style-name="T20">abril</text:span><text:span text:style-name="T17"> de </text:span><text:span text:style-name="T21">202</text:span><text:span text:style-name="T20">2</text:span><text:span text:style-name="T17">] </text:span><text:span text:style-name="T22">Apex</text:span><text:span text:style-name="T17"> </text:span><text:span text:style-name="T23">(</text:span><text:span text:style-name="T24">4</text:span><text:span text:style-name="T23"> horas)</text:span><text:span text:style-name="T17"> | Blumenau, Santa Catarina: </text:span><text:span text:style-name="T39">participei de um workshop sobre </text:span><text:span text:style-name="T40">cultura organizacional das empresas de tecnologia</text:span><text:span text:style-name="T31">.</text:span></text:p>
      <text:p text:style-name="P22"><text:span text:style-name="T106">[</text:span><text:span text:style-name="T107">100% concluído</text:span><text:span text:style-name="T106">] </text:span><text:span text:style-name="T110">TestDome </text:span><text:span text:style-name="T108">| </text:span><text:span text:style-name="T109">Educação a distância</text:span><text:span text:style-name="T108">: </text:span><text:span text:style-name="T112">realizei um treinamento com questões sobre </text:span><text:span text:style-name="T114">Node.js</text:span><text:span text:style-name="T111">.</text:span></text:p>
      <text:p text:style-name="P22"><text:span text:style-name="T106">[</text:span><text:span text:style-name="T107">100% concluído</text:span><text:span text:style-name="T106">] </text:span><text:span text:style-name="T110">TestDome </text:span><text:span text:style-name="T108">| </text:span><text:span text:style-name="T109">Educação a distância</text:span><text:span text:style-name="T108">: </text:span><text:span text:style-name="T112">realizei um treinamento com questões sobre </text:span><text:span text:style-name="T114">JavaScript with jQuery</text:span><text:span text:style-name="T111">.</text:span></text:p>
      <text:p text:style-name="P23"><text:span text:style-name="T106">[</text:span><text:span text:style-name="T107">100% concluído</text:span><text:span text:style-name="T106">] </text:span><text:span text:style-name="T110">TestDome </text:span><text:span text:style-name="T108">| </text:span><text:span text:style-name="T109">Educação a distância</text:span><text:span text:style-name="T108">: </text:span><text:span text:style-name="T112">realizei um treinamento com questões sobre </text:span><text:span text:style-name="T114">Vue.js.</text:span></text:p>
      <text:p text:style-name="P23"><text:span text:style-name="T106">[</text:span><text:span text:style-name="T107">100% concluído</text:span><text:span text:style-name="T106">] </text:span><text:span text:style-name="T110">TestDome </text:span><text:span text:style-name="T108">| </text:span><text:span text:style-name="T109">Educação a distância</text:span><text:span text:style-name="T108">: </text:span><text:span text:style-name="T112">realizei um treinamento com questões sobre </text:span><text:span text:style-name="T113">TypeScript </text:span><text:span text:style-name="T114">e JavaScript.</text:span></text:p>
      <text:p text:style-name="P7"><text:span text:style-name="T9">[</text:span><text:span text:style-name="T14">100% concluído</text:span><text:span text:style-name="T9">] </text:span><text:span text:style-name="T25">TestDome </text:span><text:span text:style-name="T17">| </text:span><text:span text:style-name="T18">Educação a distância</text:span><text:span text:style-name="T17">: </text:span><text:span text:style-name="T34">realizei um treinamento com questões sobre </text:span><text:span text:style-name="T36">Angular e TypeScript.</text:span></text:p>
      <text:p text:style-name="P6"><text:span text:style-name="T9">[</text:span><text:span text:style-name="T14">100% concluído</text:span><text:span text:style-name="T9">] </text:span><text:span text:style-name="T25">TestDome </text:span><text:span text:style-name="T17">| </text:span><text:span text:style-name="T18">Educação a distância</text:span><text:span text:style-name="T17">: </text:span><text:span text:style-name="T34">realizei um treinamento com questões sobre </text:span><text:span text:style-name="T35">JavaScript.</text:span></text:p>
      <text:p text:style-name="P6"><text:span text:style-name="T9">[</text:span><text:span text:style-name="T14">100% concluído</text:span><text:span text:style-name="T9">] </text:span><text:span text:style-name="T25">TestDome </text:span><text:span text:style-name="T17">| </text:span><text:span text:style-name="T18">Educação a distância</text:span><text:span text:style-name="T17">: </text:span><text:span text:style-name="T34">realizei um treinamento com questões sobre Angular.</text:span></text:p>
      <text:p text:style-name="P6"><text:span text:style-name="T9">[</text:span><text:span text:style-name="T14">100% concluído</text:span><text:span text:style-name="T9">] </text:span><text:span text:style-name="T15">EW IT</text:span><text:span text:style-name="T16"> </text:span><text:span text:style-name="T18">(</text:span><text:span text:style-name="T19">16</text:span><text:span text:style-name="T18"> horas)</text:span><text:span text:style-name="T17"> | </text:span><text:span text:style-name="T18">Educação a distância</text:span><text:span text:style-name="T17">: </text:span><text:span text:style-name="T33">completei o curso de NodeJS.</text:span></text:p>
      <text:p text:style-name="P19"><text:span text:style-name="T64">[</text:span><text:span text:style-name="T79">100% concluído</text:span><text:span text:style-name="T64">] </text:span><text:span text:style-name="T80">FIAP – Nano Courses </text:span><text:span text:style-name="T73">(</text:span><text:span text:style-name="T74">60</text:span><text:span text:style-name="T73"> horas)</text:span><text:span text:style-name="T66"> | </text:span><text:span text:style-name="T73">Educação a distância</text:span><text:span text:style-name="T66">: </text:span><text:span text:style-name="T92">concluí </text:span><text:span text:style-name="T94">o </text:span><text:span text:style-name="T92">curso de </text:span><text:span text:style-name="T94">comunicação e semiótica nos Nano Courses.</text:span></text:p>
      <text:p text:style-name="P19"><text:span text:style-name="T64">[</text:span><text:span text:style-name="T79">100% concluído</text:span><text:span text:style-name="T64">] </text:span><text:span text:style-name="T73">Loiane Groner (28 horas)</text:span><text:span text:style-name="T66"> | </text:span><text:span text:style-name="T73">Educação a distância</text:span><text:span text:style-name="T66">: </text:span><text:span text:style-name="T92">concluí um curso de Angular pela plataforma online da Loiane Groner.</text:span></text:p>
      <text:p text:style-name="P19"><text:span text:style-name="T64">[</text:span><text:span text:style-name="T78">dezembro</text:span><text:span text:style-name="T64"> de </text:span><text:span text:style-name="T78">2020</text:span><text:span text:style-name="T64"> – </text:span><text:span text:style-name="T78">dezembro</text:span><text:span text:style-name="T64"> de </text:span><text:span text:style-name="T78">2020</text:span><text:span text:style-name="T64">] </text:span><text:span text:style-name="T78">Microsoft</text:span><text:span text:style-name="T66"> </text:span><text:span text:style-name="T67">(</text:span><text:span text:style-name="T70">2</text:span><text:span text:style-name="T67"> horas)</text:span><text:span text:style-name="T66"> | Blumenau, Santa Catarina: </text:span><text:span text:style-name="T89">realizei o exame 70-480 da Microsoft na ProWay com perguntas de HTML5, CSS3 e JavaScript, minha pontuação final foi de 909 pontos.</text:span></text:p>
      <text:p text:style-name="P19"><text:span text:style-name="T66">[</text:span><text:span text:style-name="T71">outubro</text:span><text:span text:style-name="T66"> de </text:span><text:span text:style-name="T70">2020</text:span><text:span text:style-name="T66"> – </text:span><text:span text:style-name="T71">outubro</text:span><text:span text:style-name="T66"> de </text:span><text:span text:style-name="T70">2020</text:span><text:span text:style-name="T66">] </text:span><text:span text:style-name="T71">Apex</text:span><text:span text:style-name="T66"> </text:span><text:span text:style-name="T67">(</text:span><text:span text:style-name="T71">3</text:span><text:span text:style-name="T67"> horas)</text:span><text:span text:style-name="T66"> | Blumenau, Santa Catarina: </text:span><text:span text:style-name="T90">participei de um workshop sobre empreendedorismo.</text:span></text:p>
      <text:p text:style-name="P16"><text:span text:style-name="T66">[</text:span><text:span text:style-name="T71">outubro</text:span><text:span text:style-name="T66"> de </text:span><text:span text:style-name="T70">2020</text:span><text:span text:style-name="T66"> – </text:span><text:span text:style-name="T71">outubro</text:span><text:span text:style-name="T66"> de </text:span><text:span text:style-name="T70">2020</text:span><text:span text:style-name="T66">] </text:span><text:span text:style-name="T71">Apex</text:span><text:span text:style-name="T66"> </text:span><text:span text:style-name="T67">(</text:span><text:span text:style-name="T71">3</text:span><text:span text:style-name="T67"> horas)</text:span><text:span text:style-name="T66"> | Blumenau, Santa Catarina: </text:span><text:span text:style-name="T90">participei de um workshop sobre planejamento de carreira</text:span><text:span text:style-name="T82">.</text:span></text:p>
      <text:p text:style-name="P15"><text:soft-page-break/><text:span text:style-name="T66">[</text:span><text:span text:style-name="T72">novembro</text:span><text:span text:style-name="T66"> de 2019 – </text:span><text:span text:style-name="T72">novembro</text:span><text:span text:style-name="T66"> de 2019] </text:span><text:span text:style-name="T72">Front in Floripa</text:span><text:span text:style-name="T66"> </text:span><text:span text:style-name="T67">(</text:span><text:span text:style-name="T72">8</text:span><text:span text:style-name="T67"> horas)</text:span><text:span text:style-name="T66"> | </text:span><text:span text:style-name="T72">Florianópolis</text:span><text:span text:style-name="T66">, Santa Catarina: </text:span><text:span text:style-name="T91">participei do evento Front in Floripa</text:span><text:span text:style-name="T66">.</text:span></text:p>
      <text:p text:style-name="P14"><text:span text:style-name="T64">[janeiro de 2019 – junho de 2019]</text:span><text:span text:style-name="T95"> </text:span><text:span text:style-name="T66">Apex </text:span><text:span text:style-name="T67">(180 horas)</text:span><text:span text:style-name="T66"> | Blumenau, Santa Catarina: </text:span><text:span text:style-name="T83">t</text:span><text:span text:style-name="T82">reinamento de alta performance de desenvolvimento e programação </text:span><text:span text:style-name="T84">f</text:span><text:span text:style-name="T82">ront-end </text:span><text:span text:style-name="T85">usando</text:span><text:span text:style-name="T82"> HTML5, CSS3 </text:span><text:span text:style-name="T86">(SASS e SCSS)</text:span><text:span text:style-name="T82">, JavaScript, TypeScript, testes, Angular 6, ReactJS, VueJS, Git </text:span><text:span text:style-name="T85">e </text:span><text:span text:style-name="T82">GitHub, </text:span><text:span text:style-name="T85">W</text:span><text:span text:style-name="T82">ebpack </text:span><text:span text:style-name="T85">e</text:span><text:span text:style-name="T82"> Gulp.</text:span></text:p>
      <text:p text:style-name="P14"><text:span text:style-name="T64">[dezembro de 2018 - dezembro de 2018]</text:span><text:span text:style-name="T95"> </text:span><text:span text:style-name="T66">Apex </text:span><text:span text:style-name="T67">(16 horas)</text:span><text:span text:style-name="T66"> | Blumenau, Santa Catarina: </text:span><text:span text:style-name="T83">tr</text:span><text:span text:style-name="T82">einamento de alta performance de </text:span><text:span text:style-name="T87">l</text:span><text:span text:style-name="T82">ógica de </text:span><text:span text:style-name="T87">p</text:span><text:span text:style-name="T82">rogramação </text:span><text:span text:style-name="T88">sobre</text:span><text:span text:style-name="T82"> boas práticas, manipulação de textos, criação de objetos, armazenamento de dados em listas e tópicos avançados </text:span><text:span text:style-name="T87">da linguagem</text:span><text:span text:style-name="T82">.</text:span></text:p>
      <text:p text:style-name="P13"><text:span text:style-name="T64">[dezembro de 2018 - dezembro de 2018]</text:span><text:span text:style-name="T95"> </text:span><text:span text:style-name="T66">Apex </text:span><text:span text:style-name="T67">(16 horas)</text:span><text:span text:style-name="T66"> | Blumenau, Santa Catarina: </text:span><text:span text:style-name="T83">t</text:span><text:span text:style-name="T82">reinamento</text:span><text:span text:style-name="T95"> de alta performance de </text:span><text:span text:style-name="T96">b</text:span><text:span text:style-name="T95">anco de </text:span><text:span text:style-name="T96">d</text:span><text:span text:style-name="T95">ados </text:span><text:span text:style-name="T96">sobre</text:span><text:span text:style-name="T95"> </text:span><text:span text:style-name="T103">instalação, configuração, conceitos básicos, comandos para manipulação de tabelas, texto </text:span><text:span text:style-name="T104">e</text:span><text:span text:style-name="T103"> data, operadores, </text:span><text:span text:style-name="T104">funções </text:span><text:span text:style-name="T103">básicas </text:span><text:span text:style-name="T104">e intermediárias</text:span><text:span text:style-name="T103">, normalização de dados, relacionamento entre tabelas, </text:span><text:span text:style-name="T104">unificação de </text:span><text:span text:style-name="T103">tabelas, realização de consultas, criação de views, indexação de tabelas, backup d</text:span><text:span text:style-name="T104">e</text:span><text:span text:style-name="T103"> dados e restaura</text:span><text:span text:style-name="T104">ção</text:span><text:span text:style-name="T103"> </text:span><text:span text:style-name="T104">d</text:span><text:span text:style-name="T103">as informações da base através do backup</text:span><text:span text:style-name="T95">.</text:span></text:p>
      <text:p text:style-name="P12"><text:span text:style-name="T64">[100% concluído]</text:span><text:span text:style-name="T95"> </text:span><text:span text:style-name="T66">Udemy </text:span><text:span text:style-name="T68">(</text:span><text:span text:style-name="T81">54 horas</text:span><text:span text:style-name="T68">)</text:span><text:span text:style-name="T66"> | </text:span><text:span text:style-name="T73">Educação a distância</text:span><text:span text:style-name="T66">:</text:span><text:span text:style-name="T95"> </text:span><text:span text:style-name="T97">t</text:span><text:span text:style-name="T95">reinamento básico de desenvolvimento e programação </text:span><text:span text:style-name="T98">f</text:span><text:span text:style-name="T95">ront-end </text:span><text:span text:style-name="T98">utilizando</text:span><text:span text:style-name="T95"> </text:span><text:span text:style-name="T103">HTML5, CSS3 </text:span><text:span text:style-name="T105">e</text:span><text:span text:style-name="T103"> J</text:span><text:span text:style-name="T105">ava</text:span><text:span text:style-name="T103">S</text:span><text:span text:style-name="T105">cript</text:span><text:span text:style-name="T103"> e</text:span><text:span text:style-name="T105">m cinco</text:span><text:span text:style-name="T103"> </text:span><text:span text:style-name="T105">p</text:span><text:span text:style-name="T103">rojetos.</text:span></text:p>
      <text:p text:style-name="P12"><text:span text:style-name="T64">[100% concluído]</text:span><text:span text:style-name="T95"> </text:span><text:span text:style-name="T66">Udemy </text:span><text:span text:style-name="T69">(10 horas)</text:span><text:span text:style-name="T66"> | </text:span><text:span text:style-name="T73">Educação a distância</text:span><text:span text:style-name="T66">:</text:span><text:span text:style-name="T95"> </text:span><text:span text:style-name="T97">t</text:span><text:span text:style-name="T95">reinamento básico de inglês </text:span><text:span text:style-name="T99">sobre</text:span><text:span text:style-name="T95"> </text:span><text:span text:style-name="T99">metodologia </text:span><text:span text:style-name="T95">para ser fluente.</text:span><text:bookmark text:name="_GoBack"/></text:p>
      <text:p text:style-name="P11"><text:span text:style-name="T64">[setembro de 2018 – fevereiro de 2019]</text:span><text:span text:style-name="T95"> </text:span><text:span text:style-name="T66">Instituto Mix </text:span><text:span text:style-name="T68">(96 horas)</text:span><text:span text:style-name="T66"> | Gaspar, Santa Catarina:</text:span><text:span text:style-name="T95"> </text:span><text:span text:style-name="T83">t</text:span><text:span text:style-name="T82">reinamento</text:span><text:span text:style-name="T95"> básico de </text:span><text:span text:style-name="T100">m</text:span><text:span text:style-name="T95">ontagem e </text:span><text:span text:style-name="T100">m</text:span><text:span text:style-name="T95">anutenção </text:span><text:span text:style-name="T100">de</text:span><text:span text:style-name="T95"> hardware e redes.</text:span></text:p>
      <text:p text:style-name="P11"><text:span text:style-name="T64">[maio de 2017 – outubro de 2018]</text:span><text:span text:style-name="T95"> </text:span><text:span text:style-name="T66">GERAR </text:span><text:span text:style-name="T68">(1280 horas)</text:span><text:span text:style-name="T66"> | Gaspar e Blumenau, Santa Catarina: </text:span><text:span text:style-name="T83">c</text:span><text:span text:style-name="T82">urso</text:span><text:span text:style-name="T101"> de </text:span><text:span text:style-name="T102">a</text:span><text:span text:style-name="T101">dministração como menor aprendiz.</text:span></text:p>
      <text:p text:style-name="P8"/>
      <text:p text:style-name="P21">Experiência:</text:p>
      <text:p text:style-name="P3"><text:span text:style-name="T9">[</text:span><text:span text:style-name="T11">outubro </text:span><text:span text:style-name="T9">de </text:span><text:span text:style-name="T10">202</text:span><text:span text:style-name="T11">1</text:span><text:span text:style-name="T9"> – </text:span><text:span text:style-name="T11">até o momento</text:span><text:span text:style-name="T9">] </text:span><text:span text:style-name="T12">Desenvolvedor front-end</text:span><text:span text:style-name="T9"> | </text:span><text:span text:style-name="T11">Performa_IT</text:span><text:span text:style-name="T9">: </text:span><text:span text:style-name="T50">t</text:span><text:span text:style-name="T48">rabalho atualmente como desenvolvedor front-end</text:span><text:span text:style-name="T32">.</text:span></text:p>
      <text:p text:style-name="P3"><text:span text:style-name="T9">[</text:span><text:span text:style-name="T10">janeiro</text:span><text:span text:style-name="T9"> de </text:span><text:span text:style-name="T10">2020</text:span><text:span text:style-name="T9"> – </text:span><text:span text:style-name="T11">setembro de 2021</text:span><text:span text:style-name="T9">] </text:span><text:span text:style-name="T12">Desenvolvedor front-end</text:span><text:span text:style-name="T9"> | </text:span><text:span text:style-name="T12">Velow </text:span><text:span text:style-name="T13">Sistemas</text:span><text:span text:style-name="T9">: </text:span><text:span text:style-name="T50">t</text:span><text:span text:style-name="T48">rabalh</text:span><text:span text:style-name="T49">ei </text:span><text:span text:style-name="T48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</text:span><text:soft-page-break/><text:span text:style-name="T48">da implementação do HTTP2, na criação de uma Angular Library e auxiliando novos colegas de time</text:span><text:span text:style-name="T32">.</text:span></text:p>
      <text:p text:style-name="P18"><text:span text:style-name="T64">[maio de </text:span><text:span text:style-name="T76">2019</text:span><text:span text:style-name="T64"> – </text:span><text:span text:style-name="T75">dezembro de 2019</text:span><text:span text:style-name="T64">] </text:span><text:span text:style-name="T76">Estagiário de programação</text:span><text:span text:style-name="T64"> | </text:span><text:span text:style-name="T76">Velow </text:span><text:span text:style-name="T77">Sistemas</text:span><text:span text:style-name="T64">: </text:span><text:span text:style-name="T83">a</text:span><text:span text:style-name="T82">tuei como estagiário de programação </text:span><text:span text:style-name="T93">no time de front-end</text:span><text:span text:style-name="T82">, </text:span><text:span text:style-name="T93">após isso </text:span><text:span text:style-name="T82">consegui ser efetivado.</text:span></text:p>
      <text:p text:style-name="P4"><text:span text:style-name="T26">[</text:span><text:span text:style-name="T27">novembro</text:span><text:span text:style-name="T26"> de </text:span><text:span text:style-name="T28">201</text:span><text:span text:style-name="T27">8</text:span><text:span text:style-name="T26"> – </text:span><text:span text:style-name="T27">abril</text:span><text:span text:style-name="T29"> de 2019</text:span><text:span text:style-name="T26">] </text:span><text:span text:style-name="T27">Técnico de informática</text:span><text:span text:style-name="T26"> | </text:span><text:span text:style-name="T51">Autônomo</text:span><text:span text:style-name="T26">: </text:span><text:span text:style-name="T38">comecei a fazer manutenção em computadores e atender clientes</text:span><text:span text:style-name="T31">.</text:span></text:p>
      <text:p text:style-name="P10"><text:span text:style-name="T64">[maio de 2017 – outubro de 2018] Auxiliar de TI | Fazzenda Park Hotel: </text:span><text:span text:style-name="T83">e</text:span><text:span text:style-name="T82">u era um menor aprendiz, com 14 anos, tive muitas responsabilidades e ordens de serviço para fazer, ganhei muita experiência na parte de suporte.</text:span></text:p>
      <text:p text:style-name="P1"><text:span text:style-name="T9">[junho de 2016 – janeiro de 2017] </text:span><text:span text:style-name="T30">Locutor</text:span><text:span text:style-name="T9"> | Rádio Sentinela do Vale: </text:span><text:span text:style-name="T37">t</text:span><text:span text:style-name="T31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08</meta:editing-cycles>
    <meta:print-date>2019-02-01T12:54:00</meta:print-date>
    <meta:creation-date>2018-01-13T12:08:00</meta:creation-date>
    <dc:date>2022-06-16T15:36:23.978936088</dc:date>
    <meta:editing-duration>PT10H30M52S</meta:editing-duration>
    <meta:generator>LibreOffice/6.4.7.2$Linux_X86_64 LibreOffice_project/40$Build-2</meta:generator>
    <meta:document-statistic meta:table-count="0" meta:image-count="0" meta:object-count="0" meta:page-count="4" meta:paragraph-count="38" meta:word-count="974" meta:character-count="6543" meta:non-whitespace-character-count="55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